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end" style:justify-single-word="false" style:page-number="auto" style:writing-mode="rl-tb"/>
      <style:text-properties fo:font-size="13pt" officeooo:rsid="0022511b" officeooo:paragraph-rsid="0022511b" style:font-size-asian="13pt" style:font-size-complex="13pt"/>
    </style:style>
    <style:style style:name="P2" style:family="paragraph" style:parent-style-name="Standard">
      <style:paragraph-properties fo:text-align="end" style:justify-single-word="false" style:writing-mode="rl-tb"/>
      <style:text-properties fo:font-size="13pt" officeooo:rsid="0022511b" officeooo:paragraph-rsid="0022511b" style:font-size-asian="13pt" style:font-size-complex="13pt"/>
    </style:style>
    <style:style style:name="P3" style:family="paragraph" style:parent-style-name="Standard">
      <style:paragraph-properties fo:text-align="end" style:justify-single-word="false" style:writing-mode="rl-tb"/>
      <style:text-properties fo:font-size="13pt" officeooo:rsid="00234f74" officeooo:paragraph-rsid="00234f74" style:font-size-asian="13pt" style:font-size-complex="13pt"/>
    </style:style>
    <style:style style:name="P4" style:family="paragraph" style:parent-style-name="Standard">
      <style:paragraph-properties fo:text-align="end" style:justify-single-word="false" style:writing-mode="rl-tb"/>
      <style:text-properties fo:font-size="13pt" officeooo:rsid="00245ad5" officeooo:paragraph-rsid="00245ad5" style:font-size-asian="13pt" style:font-size-complex="13pt"/>
    </style:style>
    <style:style style:name="T1" style:family="text">
      <style:text-properties officeooo:rsid="00234f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وگرانت این جور که تالان متوجه شده ام یه چیزی مثل داکر است و کار این ها این است که انتقال کد به سرور را ساده می کنند باعث می شوند ما هنگام کدزنی در محیطی شبیه به سرور کد بنویسیم که این صد البته از بروز خطاهایی که ممکن است بعدها موقع انتقال واقعی رخ دهند تا حد زیادی جلوگیزی می کند . <text:span text:style-name="T1">البته تفاوت هم دارند می گویند وگرانت از ماشین مجازی استفاده می کند اما داکر از هسته های لینوکس استفاده می کند .</text:span></text:p>
      <text:p text:style-name="P2"/>
      <text:p text:style-name="P2"/>
      <text:p text:style-name="P4">وقتی با وگرانت کار می کنیم دیگر به جای اینکه خط فرمانی در سیستم خود بازکنیم خط فرمانی دیگر داریم که روی سرور نصب شده است </text:p>
      <text:p text:style-name="P2"/>
      <text:p text:style-name="P3">برای این ها اموزش هایی در سایت ها دیده ا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14</meta:editing-cycles>
    <meta:creation-date>2017-06-01T07:12:00</meta:creation-date>
    <dc:date>2017-10-16T07:54:14.975874819</dc:date>
    <meta:editing-duration>PT3H17M36S</meta:editing-duration>
    <meta:generator>LibreOffice/5.1.6.2$Linux_X86_64 LibreOffice_project/10m0$Build-2</meta:generator>
    <meta:document-statistic meta:table-count="0" meta:image-count="0" meta:object-count="0" meta:page-count="1" meta:paragraph-count="3" meta:word-count="123" meta:character-count="555" meta:non-whitespace-character-count="4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